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2" draw:text-style-name="P2" draw:layer="layout" svg:width="25.199cm" svg:height="9.134cm" svg:x="1.4cm" svg:y="3.685cm" presentation:class="subtitle">
          <draw:text-box>
            <text:p text:style-name="P1">pq-dnssec side meeting at IETF 122</text:p>
            <text:p text:style-name="P1"/>
            <text:p text:style-name="P1"><text:span text:style-name="T1">March 18, 2025</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2">Note Well</text:span></text:p>
          </draw:text-box>
        </draw:frame>
        <draw:frame presentation:style-name="pr4" draw:layer="layout" svg:width="25.199cm" svg:height="9.134cm" svg:x="1.4cm" svg:y="3.685cm" presentation:class="outline" presentation:user-transformed="true">
          <draw:text-box>
            <text:list text:style-name="L2">
              <text:list-header>
                <text:p>This is a reminder of IETF policies in effect on various topics such as patents or code of conduct. It is only meant to point you in the right direction. Exceptions may apply. The IETF's patent policy and the definition of an IETF "contribution" and "participation" are set forth in BCP 79; please read it carefully.<text:line-break/>As a reminder:<text:line-break/>- By participating in the IETF, you agree to follow IETF processes and policies.<text:line-break/>- If you are aware that any IETF contribution is covered by patents or patent applications that are owned or controlled by you or your sponsor, you must disclose that fact, or not participate in the discussion.<text:line-break/>- As a participant in or attendee to any IETF activity you acknowledge that written, audio, video, and photographic records of meetings may be made public.<text:line-break/>- Personal information that you provide to IETF will be handled in accordance with the IETF Privacy Statement.<text:line-break/>- As a participant or attendee, you agree to work respectfully with other participants; please contact the ombudsteam if you have questions or concerns about this.<text:line-break/><text:line-break/>Definitive information is in the documents listed below and other IETF BCPs. For advice, please talk to WG chairs or Ads:</text:p>
                <text:p>BCP 9 (Internet Standards Process)<text:line-break/>BCP 25 (Working Group processes)<text:line-break/>BCP 25 (Anti-Harassment Procedures)<text:line-break/>BCP 54 (Code of Conduct)<text:line-break/>BCP 78 (Copyright)<text:line-break/>BCP 79 (Patents, Participation)<text:line-break/><text:a xlink:href="https://www.ietf.org/privacy-policy/" xlink:type="simple">https://www.ietf.org/privacy-policy/</text:a> (Privacy Policy)</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6cm" presentation:class="title" presentation:user-transformed="true">
          <draw:text-box>
            <text:p><text:span text:style-name="T2">IETF Code of Conduct Guidelines RFC7154</text:span></text:p>
          </draw:text-box>
        </draw:frame>
        <draw:frame presentation:style-name="pr4" draw:layer="layout" svg:width="25.199cm" svg:height="9.134cm" svg:x="1.4cm" svg:y="3.685cm" presentation:class="outline">
          <draw:text-box>
            <text:p>1. Treat colleagues with respect</text:p>
            <text:p>2. Speak slowly and limit the use of slang</text:p>
            <text:p>3. Dispute ideas by using reasoned argument</text:p>
            <text:p>4. Use best engineering judgment</text:p>
            <text:p>5. Find the best solution for the whole Internet</text:p>
            <text:p>6. Contribute to the ongoing work of the group and the IETF<text:line-break/></text:p>
            <text:p text:style-name="P4">We take this very seriously. If you feel the Code has been violated,<text:line-break/>please reach out to the chairs or the IETF ombuds team.</text:p>
            <text:p text:style-name="P4">"We work as Individuals, let's remember to be nice to each other”</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2">Welcome</text:span></text:p>
          </draw:text-box>
        </draw:frame>
        <draw:frame presentation:style-name="pr4" draw:layer="layout" svg:width="25.199cm" svg:height="9.134cm" svg:x="1.4cm" svg:y="3.685cm" presentation:class="outline">
          <draw:text-box>
            <text:list text:style-name="L2">
              <text:list-item>
                <text:p>Chairs:</text:p>
                <text:list>
                  <text:list-item>
                    <text:p>Caspar Schutijser &lt;<text:a xlink:href="mailto:caspar.schutijser@sidn.nl" xlink:type="simple">caspar.schutijser@sidn.nl</text:a>&gt;</text:p>
                  </text:list-item>
                  <text:list-item>
                    <text:p>Peter Thomassen &lt;<text:a xlink:href="mailto:peter@desec.io" xlink:type="simple">peter@desec.io</text:a>&gt;<text:line-break/></text:p>
                  </text:list-item>
                </text:list>
              </text:list-item>
              <text:list-item>
                <text:p>Note taker?</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2">Agenda</text:span></text:p>
          </draw:text-box>
        </draw:frame>
        <draw:frame presentation:style-name="pr4" draw:layer="layout" svg:width="25.199cm" svg:height="9.134cm" svg:x="1.4cm" svg:y="3.685cm" presentation:class="outline" presentation:user-transformed="true">
          <draw:text-box>
            <text:list text:style-name="L2">
              <text:list-item>
                <text:p><text:span text:style-name="T3">5’ </text:span><text:span text:style-name="T4">Note Well / Agenda Bashing</text:span></text:p>
              </text:list-item>
              <text:list-item>
                <text:p><text:span text:style-name="T3">15'+q</text:span> Minh Hoang Tran (Virginia Tech): Randomized simulation of SLH-DSA-MTL's impact on reducing PQ-DNSSEC signature sizes</text:p>
              </text:list-item>
              <text:list-item>
                <text:p><text:span text:style-name="T3">15'+q</text:span> Joe Harvey &amp; Swapneel Sheth (Verisign): PQ DNSSEC with MTL Mode - Metrics and Observations</text:p>
              </text:list-item>
              <text:list-item>
                <text:p><text:span text:style-name="T3">15'+q</text:span> Ondřej Surý: Feasibility of the new Post Quantum Cryptography for DNSSEC</text:p>
              </text:list-item>
              <text:list-item>
                <text:p>AOB</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5:43:03.513684172</meta:creation-date>
    <dc:date>2025-03-17T04:02:39.798378171</dc:date>
    <meta:editing-duration>PT43M36S</meta:editing-duration>
    <meta:editing-cycles>16</meta:editing-cycles>
    <meta:generator>LibreOffice/24.2.7.2$Linux_X86_64 LibreOffice_project/420$Build-2</meta:generator>
    <meta:print-date>2024-11-06T16:19:04.167308032</meta:print-date>
    <meta:printed-by>PDF files</meta:printed-by>
    <meta:document-statistic meta:object-count="41"/>
  </office:meta>
</office:document-meta>
</file>